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9c9" officeooo:paragraph-rsid="0006f9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TA DE RECOMENDAC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01:41:32.626647716</meta:creation-date>
    <dc:date>2022-09-11T01:41:56.274914858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6.4.7.2$Linux_X86_64 LibreOffice_project/40$Build-2</meta:generator>
  </office:meta>
</office:document-meta>
</file>